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166.96pt"/>
    </style:style>
    <style:style style:name="co8" style:family="table-column">
      <style:table-column-properties fo:break-before="auto" style:column-width="173.14pt"/>
    </style:style>
    <style:style style:name="co9" style:family="table-column">
      <style:table-column-properties fo:break-before="auto" style:column-width="209.4pt"/>
    </style:style>
    <style:style style:name="co10" style:family="table-column">
      <style:table-column-properties fo:break-before="auto" style:column-width="215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uble_whitebox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7484239226076" calcext:value-type="float">
            <text:p>0.147484239226076</text:p>
          </table:table-cell>
          <table:table-cell office:value-type="float" office:value="0.18501184624434" calcext:value-type="float">
            <text:p>0.1850118462443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0810096672333" calcext:value-type="float">
            <text:p>0.11081009667233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61648145438004" calcext:value-type="float">
            <text:p>0.561648145438004</text:p>
          </table:table-cell>
          <table:table-cell office:value-type="float" office:value="0" calcext:value-type="float">
            <text:p>0</text:p>
          </table:table-cell>
          <table:table-cell office:value-type="float" office:value="0.36890330937309" calcext:value-type="float">
            <text:p>0.36890330937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489996314535" calcext:value-type="float">
            <text:p>0.268489996314535</text:p>
          </table:table-cell>
          <table:table-cell office:value-type="float" office:value="440" calcext:value-type="float">
            <text:p>44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42834624104062" calcext:value-type="float">
            <text:p>0.054283462410406</text:p>
          </table:table-cell>
          <table:table-cell office:value-type="float" office:value="0" calcext:value-type="float">
            <text:p>0</text:p>
          </table:table-cell>
          <table:table-cell office:value-type="float" office:value="0.0381707368895751" calcext:value-type="float">
            <text:p>0.03817073688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928849817918" calcext:value-type="float">
            <text:p>0.029492884981792</text:p>
          </table:table-cell>
          <table:table-cell office:value-type="float" office:value="440" calcext:value-type="float">
            <text:p>44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0014333980502" calcext:value-type="float">
            <text:p>0.08100143339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058204260941" calcext:value-type="float">
            <text:p>0.05900582042609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4984028760948" calcext:value-type="float">
            <text:p>0.03649840287609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165641805068" calcext:value-type="float">
            <text:p>0.082165641805068</text:p>
          </table:table-cell>
          <table:table-cell office:value-type="float" office:value="0" calcext:value-type="float">
            <text:p>0</text:p>
          </table:table-cell>
          <table:table-cell office:value-type="float" office:value="0.10697143173482" calcext:value-type="float">
            <text:p>0.10697143173482</text:p>
          </table:table-cell>
          <table:table-cell office:value-type="float" office:value="0.0569773030887006" calcext:value-type="float">
            <text:p>0.056977303088701</text:p>
          </table:table-cell>
          <table:table-cell office:value-type="float" office:value="722" calcext:value-type="float">
            <text:p>7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9027516194878" calcext:value-type="float">
            <text:p>0.29027516194878</text:p>
          </table:table-cell>
          <table:table-cell office:value-type="float" office:value="0" calcext:value-type="float">
            <text:p>0</text:p>
          </table:table-cell>
          <table:table-cell office:value-type="float" office:value="0.206110708878301" calcext:value-type="float">
            <text:p>0.206110708878301</text:p>
          </table:table-cell>
          <table:table-cell office:value-type="float" office:value="0.0846190763025627" calcext:value-type="float">
            <text:p>0.084619076302563</text:p>
          </table:table-cell>
          <table:table-cell office:value-type="float" office:value="0.282972163724909" calcext:value-type="float">
            <text:p>0.282972163724909</text:p>
          </table:table-cell>
          <table:table-cell office:value-type="float" office:value="0.170922550101728" calcext:value-type="float">
            <text:p>0.170922550101728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29589565573721" calcext:value-type="float">
            <text:p>0.429589565573721</text:p>
          </table:table-cell>
          <table:table-cell office:value-type="float" office:value="0" calcext:value-type="float">
            <text:p>0</text:p>
          </table:table-cell>
          <table:table-cell office:value-type="float" office:value="0.302134372839143" calcext:value-type="float">
            <text:p>0.302134372839143</text:p>
          </table:table-cell>
          <table:table-cell office:value-type="float" office:value="0.24051011922326" calcext:value-type="float">
            <text:p>0.24051011922326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92478634261758" calcext:value-type="float">
            <text:p>0.292478634261758</text:p>
          </table:table-cell>
          <table:table-cell office:value-type="float" office:value="0" calcext:value-type="float">
            <text:p>0</text:p>
          </table:table-cell>
          <table:table-cell office:value-type="float" office:value="0.20267184041245" calcext:value-type="float">
            <text:p>0.20267184041245</text:p>
          </table:table-cell>
          <table:table-cell office:value-type="float" office:value="0.296342583465488" calcext:value-type="float">
            <text:p>0.2963425834654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47843758793062" calcext:value-type="float">
            <text:p>0.347843758793062</text:p>
          </table:table-cell>
          <table:table-cell office:value-type="float" office:value="0" calcext:value-type="float">
            <text:p>0</text:p>
          </table:table-cell>
          <table:table-cell office:value-type="float" office:value="0.249370056350805" calcext:value-type="float">
            <text:p>0.249370056350805</text:p>
          </table:table-cell>
          <table:table-cell office:value-type="float" office:value="0.183246006149856" calcext:value-type="float">
            <text:p>0.18324600614985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63360036619436" calcext:value-type="float">
            <text:p>0.363360036619436</text:p>
          </table:table-cell>
          <table:table-cell office:value-type="float" office:value="0" calcext:value-type="float">
            <text:p>0</text:p>
          </table:table-cell>
          <table:table-cell office:value-type="float" office:value="0.250329695851511" calcext:value-type="float">
            <text:p>0.250329695851511</text:p>
          </table:table-cell>
          <table:table-cell office:value-type="float" office:value="0.181389684681648" calcext:value-type="float">
            <text:p>0.1813896846816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951595103638" calcext:value-type="float">
            <text:p>0.131951595103638</text:p>
          </table:table-cell>
          <table:table-cell office:value-type="float" office:value="0.139182693429355" calcext:value-type="float">
            <text:p>0.1391826934293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16072347741737" calcext:value-type="float">
            <text:p>0.011607234774174</text:p>
          </table:table-cell>
          <table:table-cell office:value-type="float" office:value="0" calcext:value-type="float">
            <text:p>0</text:p>
          </table:table-cell>
          <table:table-cell office:value-type="float" office:value="0.00775625951391975" calcext:value-type="float">
            <text:p>0.00775625951392</text:p>
          </table:table-cell>
          <table:table-cell office:value-type="float" office:value="0.00593008744261535" calcext:value-type="float">
            <text:p>0.0059300874426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05158545643624" calcext:value-type="float">
            <text:p>0.305158545643624</text:p>
          </table:table-cell>
          <table:table-cell office:value-type="float" office:value="0.031928574586485" calcext:value-type="float">
            <text:p>0.031928574586485</text:p>
          </table:table-cell>
          <table:table-cell office:value-type="float" office:value="0.209874806010194" calcext:value-type="float">
            <text:p>0.209874806010194</text:p>
          </table:table-cell>
          <table:table-cell office:value-type="float" office:value="0.160670657513248" calcext:value-type="float">
            <text:p>0.160670657513248</text:p>
          </table:table-cell>
          <table:table-cell office:value-type="float" office:value="0.0244430723715459" calcext:value-type="float">
            <text:p>0.024443072371546</text:p>
          </table:table-cell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81802255854418" calcext:value-type="float">
            <text:p>0.01818022558544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formula="of:=AVERAGE([.A2:.A51])" office:value-type="float" office:value="0.016" calcext:value-type="float">
            <text:p>0.016</text:p>
          </table:table-cell>
          <table:table-cell table:formula="of:=AVERAGE([.B2:.B51])" office:value-type="float" office:value="0.038" calcext:value-type="float">
            <text:p>0.038</text:p>
          </table:table-cell>
          <table:table-cell table:formula="of:=AVERAGE([.C2:.C51])" office:value-type="float" office:value="0.0181241353959438" calcext:value-type="float">
            <text:p>0.018124135395944</text:p>
          </table:table-cell>
          <table:table-cell table:formula="of:=AVERAGE([.D2:.D51])" office:value-type="float" office:value="0.0350007555133155" calcext:value-type="float">
            <text:p>0.035000755513316</text:p>
          </table:table-cell>
          <table:table-cell table:formula="of:=AVERAGE([.E2:.E51])" office:value-type="float" office:value="0.0161656080986114" calcext:value-type="float">
            <text:p>0.016165608098611</text:p>
          </table:table-cell>
          <table:table-cell table:formula="of:=AVERAGE([.F2:.F51])" office:value-type="float" office:value="0.031723838832206" calcext:value-type="float">
            <text:p>0.031723838832206</text:p>
          </table:table-cell>
          <table:table-cell table:formula="of:=AVERAGE([.G2:.G51])" office:value-type="float" office:value="0.0363745135297127" calcext:value-type="float">
            <text:p>0.036374513529713</text:p>
          </table:table-cell>
          <table:table-cell table:formula="of:=AVERAGE([.H2:.H51])" office:value-type="float" office:value="0.0147664389908434" calcext:value-type="float">
            <text:p>0.014766438990843</text:p>
          </table:table-cell>
          <table:table-cell table:formula="of:=AVERAGE([.I2:.I51])" office:value-type="float" office:value="868.64" calcext:value-type="float">
            <text:p>868.64</text:p>
          </table:table-cell>
          <table:table-cell table:formula="of:=AVERAGE([.J2:.J51])" office:value-type="float" office:value="0.02" calcext:value-type="float">
            <text:p>0.02</text:p>
          </table:table-cell>
          <table:table-cell table:formula="of:=AVERAGE([.K2:.K51])" office:value-type="float" office:value="0.012" calcext:value-type="float">
            <text:p>0.012</text:p>
          </table:table-cell>
          <table:table-cell table:formula="of:=AVERAGE([.L2:.L51])" office:value-type="float" office:value="0.036" calcext:value-type="float">
            <text:p>0.036</text:p>
          </table:table-cell>
          <table:table-cell table:formula="of:=AVERAGE([.M2:.M51])" office:value-type="float" office:value="0.04" calcext:value-type="float">
            <text:p>0.04</text:p>
          </table:table-cell>
        </table:table-row>
        <table:table-row table:style-name="ro1">
          <table:table-cell table:formula="of:=STDEV([.A2:.A51])" office:value-type="float" office:value="0.0370328039909021" calcext:value-type="float">
            <text:p>0.037032803990902</text:p>
          </table:table-cell>
          <table:table-cell table:formula="of:=STDEV([.B2:.B51])" office:value-type="float" office:value="0.0854519795927896" calcext:value-type="float">
            <text:p>0.08545197959279</text:p>
          </table:table-cell>
          <table:table-cell table:formula="of:=STDEV([.C2:.C51])" office:value-type="float" office:value="0.0887820984227593" calcext:value-type="float">
            <text:p>0.088782098422759</text:p>
          </table:table-cell>
          <table:table-cell table:formula="of:=STDEV([.D2:.D51])" office:value-type="float" office:value="0.106437733512258" calcext:value-type="float">
            <text:p>0.106437733512258</text:p>
          </table:table-cell>
          <table:table-cell table:formula="of:=STDEV([.E2:.E51])" office:value-type="float" office:value="0.060826584490201" calcext:value-type="float">
            <text:p>0.060826584490201</text:p>
          </table:table-cell>
          <table:table-cell table:formula="of:=STDEV([.F2:.F51])" office:value-type="float" office:value="0.077896077338067" calcext:value-type="float">
            <text:p>0.077896077338067</text:p>
          </table:table-cell>
          <table:table-cell table:formula="of:=STDEV([.G2:.G51])" office:value-type="float" office:value="0.0805959684720289" calcext:value-type="float">
            <text:p>0.080595968472029</text:p>
          </table:table-cell>
          <table:table-cell table:formula="of:=STDEV([.H2:.H51])" office:value-type="float" office:value="0.0476389058803871" calcext:value-type="float">
            <text:p>0.047638905880387</text:p>
          </table:table-cell>
          <table:table-cell table:formula="of:=STDEV([.I2:.I51])" office:value-type="float" office:value="842.31223935749" calcext:value-type="float">
            <text:p>842.31223935749</text:p>
          </table:table-cell>
          <table:table-cell table:formula="of:=STDEV([.J2:.J51])" office:value-type="float" office:value="0.0606091526731327" calcext:value-type="float">
            <text:p>0.060609152673133</text:p>
          </table:table-cell>
          <table:table-cell table:formula="of:=STDEV([.K2:.K51])" office:value-type="float" office:value="0.0479795874964191" calcext:value-type="float">
            <text:p>0.047979587496419</text:p>
          </table:table-cell>
          <table:table-cell table:formula="of:=STDEV([.L2:.L51])" office:value-type="float" office:value="0.104510520903839" calcext:value-type="float">
            <text:p>0.104510520903839</text:p>
          </table:table-cell>
          <table:table-cell table:formula="of:=STDEV([.M2:.M51])" office:value-type="float" office:value="0.0903507902905251" calcext:value-type="float">
            <text:p>0.0903507902905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37:06.415841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5T13:51:25.836361695</dc:date>
    <meta:editing-duration>PT2H13M59S</meta:editing-duration>
    <meta:editing-cycles>2</meta:editing-cycles>
    <meta:generator>LibreOffice/6.0.7.3$Linux_X86_64 LibreOffice_project/00m0$Build-3</meta:generator>
    <meta:document-statistic meta:table-count="1" meta:cell-count="702" meta:object-count="0"/>
  </office:meta>
</office:document-meta>
</file>